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100ff" officeooo:paragraph-rsid="001100ff"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style:text-underline-style="none" fo:font-weight="bold" officeooo:rsid="001100ff" officeooo:paragraph-rsid="001100ff"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 fo:font-size="18pt" style:text-underline-style="none" fo:font-weight="bold" officeooo:rsid="001259c0" officeooo:paragraph-rsid="001259c0"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Times New Roman" fo:font-size="18pt" style:text-underline-style="none" fo:font-weight="bold" officeooo:rsid="0013a01f" officeooo:paragraph-rsid="0013a01f"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Times New Roman" fo:font-size="18pt" style:text-underline-style="none" fo:font-weight="bold" officeooo:rsid="0013c09c" officeooo:paragraph-rsid="0013c09c"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Times New Roman" fo:font-size="18pt" style:text-underline-style="none" fo:font-weight="bold" officeooo:rsid="0013d34f" officeooo:paragraph-rsid="0013d34f"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Times New Roman" fo:font-size="18pt" fo:font-weight="bold" officeooo:rsid="0013d34f" officeooo:paragraph-rsid="0013d34f" style:font-size-asian="18pt" style:font-weight-asian="bold" style:font-size-complex="18pt" style:font-weight-complex="bold"/>
    </style:style>
    <style:style style:name="P8" style:family="paragraph" style:parent-style-name="Text_20_body">
      <style:text-properties style:font-name="Times New Roman" fo:font-size="18pt" fo:font-weight="bold" officeooo:paragraph-rsid="0013d34f" style:font-size-asian="18pt" style:font-weight-asian="bold" style:font-size-complex="18pt" style:font-weight-complex="bold"/>
    </style:style>
    <style:style style:name="P9" style:family="paragraph" style:parent-style-name="Text_20_body">
      <style:text-properties style:font-name="Times New Roman" fo:font-size="18pt" fo:font-weight="normal" officeooo:rsid="0013d34f" officeooo:paragraph-rsid="0013d34f"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style:font-name="Times New Roman" fo:font-size="16pt" style:text-underline-style="none" fo:font-weight="normal" officeooo:rsid="001100ff" officeooo:paragraph-rsid="001100ff"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Times New Roman" fo:font-size="16pt" style:text-underline-style="none" fo:font-weight="normal" officeooo:rsid="001259c0" officeooo:paragraph-rsid="001259c0"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style:font-name="Times New Roman" fo:font-size="16pt" style:text-underline-style="none" fo:font-weight="normal" officeooo:rsid="0013a01f" officeooo:paragraph-rsid="0013a01f"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style:font-name="Times New Roman" fo:font-size="16pt" style:text-underline-style="none" fo:font-weight="normal" officeooo:rsid="0013c09c" officeooo:paragraph-rsid="0013c09c"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style:font-name="Times New Roman" fo:font-size="16pt" style:text-underline-style="none" fo:font-weight="normal" officeooo:rsid="0013d34f" officeooo:paragraph-rsid="0013d34f"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style:font-name="Times New Roman" fo:font-size="16pt" style:text-underline-style="none" fo:font-weight="normal" officeooo:rsid="001259c0" officeooo:paragraph-rsid="001259c0"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Times New Roman" fo:font-size="16pt" style:text-underline-style="none" fo:font-weight="bold" officeooo:rsid="001259c0" officeooo:paragraph-rsid="001259c0" style:font-size-asian="14pt" style:font-weight-asian="bold" style:font-size-complex="16pt" style:font-weight-complex="bold"/>
    </style:style>
    <style:style style:name="P17" style:family="paragraph" style:parent-style-name="Standard">
      <style:paragraph-properties fo:text-align="start" style:justify-single-word="false"/>
      <style:text-properties style:font-name="Times New Roman" fo:font-size="16pt" style:text-underline-style="none" fo:font-weight="bold" officeooo:rsid="001259c0" officeooo:paragraph-rsid="001259c0" style:font-size-asian="16pt" style:font-weight-asian="bold" style:font-size-complex="16pt" style:font-weight-complex="bold"/>
    </style:style>
    <style:style style:name="P18" style:family="paragraph" style:parent-style-name="Text_20_body">
      <style:text-properties style:font-name="Times New Roman" fo:font-size="16pt" fo:font-weight="normal" officeooo:rsid="0013d34f" officeooo:paragraph-rsid="0013d34f" style:font-size-asian="14pt" style:font-weight-asian="normal" style:font-size-complex="16pt" style:font-weight-complex="normal"/>
    </style:style>
    <style:style style:name="P19" style:family="paragraph" style:parent-style-name="Text_20_body">
      <style:text-properties style:font-name="Times New Roman" fo:font-size="16pt" fo:font-weight="bold" officeooo:rsid="0013d34f" officeooo:paragraph-rsid="0013d34f" style:font-size-asian="14pt" style:font-weight-asian="bold" style:font-size-complex="16pt" style:font-weight-complex="bold"/>
    </style:style>
    <style:style style:name="P20" style:family="paragraph" style:parent-style-name="Text_20_body">
      <style:paragraph-properties fo:text-align="start" style:justify-single-word="false"/>
      <style:text-properties fo:font-variant="normal" fo:text-transform="none" fo:color="#1f2328" loext:opacity="100%" style:font-name="Times New Roman" fo:font-size="18pt" fo:letter-spacing="normal" fo:font-style="normal" style:text-underline-style="none" fo:font-weight="bold" officeooo:rsid="0013c09c" officeooo:paragraph-rsid="0013c09c" style:font-size-asian="18pt" style:font-weight-asian="bold" style:font-size-complex="18pt" style:font-weight-complex="bold"/>
    </style:style>
    <style:style style:name="P21" style:family="paragraph" style:parent-style-name="Text_20_body">
      <style:text-properties fo:font-variant="normal" fo:text-transform="none" fo:color="#1f2328" loext:opacity="100%" style:font-name="Times New Roman" fo:font-size="18pt" fo:letter-spacing="normal" fo:font-style="normal" fo:font-weight="bold" officeooo:rsid="0013d34f" officeooo:paragraph-rsid="0013d34f" style:font-size-asian="18pt" style:font-weight-asian="bold" style:font-size-complex="18pt" style:font-weight-complex="bold"/>
    </style:style>
    <style:style style:name="P22" style:family="paragraph" style:parent-style-name="Text_20_body">
      <style:paragraph-properties fo:text-align="start" style:justify-single-word="false"/>
      <style:text-properties fo:font-variant="normal" fo:text-transform="none" fo:color="#1f2328" loext:opacity="100%" style:font-name="Times New Roman" fo:font-size="16pt" fo:letter-spacing="normal" fo:font-style="normal" style:text-underline-style="none" fo:font-weight="normal" officeooo:rsid="0013c09c" officeooo:paragraph-rsid="0013c09c" style:font-size-asian="14pt" style:font-weight-asian="normal" style:font-size-complex="16pt" style:font-weight-complex="normal"/>
    </style:style>
    <style:style style:name="P23" style:family="paragraph" style:parent-style-name="Text_20_body">
      <style:text-properties fo:font-variant="normal" fo:text-transform="none" fo:color="#1f2328" loext:opacity="100%" style:font-name="Times New Roman" fo:font-size="16pt" fo:letter-spacing="normal" fo:font-style="normal" fo:font-weight="normal" officeooo:rsid="0013d34f" officeooo:paragraph-rsid="0013d34f"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officeooo:rsid="0013d34f" officeooo:paragraph-rsid="0013d34f"/>
    </style:style>
    <style:style style:name="P25" style:family="paragraph" style:parent-style-name="Text_20_body">
      <style:text-properties officeooo:paragraph-rsid="0014fa17"/>
    </style:style>
    <style:style style:name="P26" style:family="paragraph" style:parent-style-name="Standard" style:list-style-name="L1">
      <style:paragraph-properties fo:text-align="start" style:justify-single-word="false"/>
      <style:text-properties style:font-name="Times New Roman" fo:font-size="16pt" style:text-underline-style="none" fo:font-weight="normal" officeooo:rsid="001100ff" officeooo:paragraph-rsid="001100ff" style:font-size-asian="14pt" style:font-weight-asian="normal" style:font-size-complex="16pt" style:font-weight-complex="normal"/>
    </style:style>
    <style:style style:name="P27" style:family="paragraph" style:parent-style-name="Standard" style:list-style-name="L2">
      <style:paragraph-properties fo:text-align="start" style:justify-single-word="false"/>
      <style:text-properties style:font-name="Times New Roman" fo:font-size="16pt" style:text-underline-style="none" fo:font-weight="normal" officeooo:rsid="001259c0" officeooo:paragraph-rsid="001259c0" style:font-size-asian="14pt" style:font-weight-asian="normal" style:font-size-complex="16pt" style:font-weight-complex="normal"/>
    </style:style>
    <style:style style:name="P28" style:family="paragraph" style:parent-style-name="Standard" style:list-style-name="L4">
      <style:paragraph-properties fo:text-align="start" style:justify-single-word="false"/>
      <style:text-properties style:font-name="Times New Roman" fo:font-size="16pt" style:text-underline-style="none" fo:font-weight="normal" officeooo:rsid="0013c09c" officeooo:paragraph-rsid="0013c09c" style:font-size-asian="14pt" style:font-weight-asian="normal" style:font-size-complex="16pt" style:font-weight-complex="normal"/>
    </style:style>
    <style:style style:name="P29" style:family="paragraph" style:parent-style-name="Standard" style:list-style-name="L5">
      <style:paragraph-properties fo:text-align="start" style:justify-single-word="false"/>
      <style:text-properties style:font-name="Times New Roman" fo:font-size="16pt" style:text-underline-style="none" fo:font-weight="normal" officeooo:rsid="0013d34f" officeooo:paragraph-rsid="0013d34f" style:font-size-asian="14pt" style:font-weight-asian="normal" style:font-size-complex="16pt" style:font-weight-complex="normal"/>
    </style:style>
    <style:style style:name="P30" style:family="paragraph" style:parent-style-name="Standard" style:list-style-name="L6">
      <style:paragraph-properties fo:text-align="start" style:justify-single-word="false"/>
      <style:text-properties style:font-name="Times New Roman" fo:font-size="16pt" style:text-underline-style="none" fo:font-weight="normal" officeooo:rsid="0013d34f" officeooo:paragraph-rsid="0013d34f" style:font-size-asian="14pt" style:font-weight-asian="normal" style:font-size-complex="16pt" style:font-weight-complex="normal"/>
    </style:style>
    <style:style style:name="P31" style:family="paragraph" style:parent-style-name="Standard" style:list-style-name="L3">
      <style:paragraph-properties fo:text-align="start" style:justify-single-word="false"/>
      <style:text-properties style:font-name="Times New Roman" fo:font-size="16pt" style:text-underline-style="none" fo:font-weight="normal" officeooo:rsid="001259c0" officeooo:paragraph-rsid="001259c0" style:font-size-asian="16pt" style:font-weight-asian="normal" style:font-size-complex="16pt" style:font-weight-complex="normal"/>
    </style:style>
    <style:style style:name="P32" style:family="paragraph" style:parent-style-name="Text_20_body" style:list-style-name="L7">
      <style:text-properties fo:font-variant="normal" fo:text-transform="none" fo:color="#1f2328" loext:opacity="100%" style:font-name="Times New Roman" fo:font-size="16pt" fo:letter-spacing="normal" fo:font-style="normal" fo:font-weight="normal" officeooo:rsid="0013d34f" officeooo:paragraph-rsid="0013d34f" style:font-size-asian="14pt" style:font-weight-asian="normal" style:font-size-complex="16pt" style:font-weight-complex="normal"/>
    </style:style>
    <style:style style:name="P33" style:family="paragraph" style:parent-style-name="Text_20_body">
      <style:text-properties style:font-name="Times New Roman" fo:font-size="16pt" fo:font-weight="normal" officeooo:rsid="0014fa17" officeooo:paragraph-rsid="0014fa17" style:font-size-asian="14pt" style:font-weight-asian="normal" style:font-size-complex="16pt" style:font-weight-complex="normal"/>
    </style:style>
    <style:style style:name="P34" style:family="paragraph" style:parent-style-name="Text_20_body" style:list-style-name="L8">
      <style:text-properties style:font-name="Times New Roman" fo:font-size="16pt" fo:font-weight="normal" officeooo:rsid="0014fa17" officeooo:paragraph-rsid="0014fa17" style:font-size-asian="14pt" style:font-weight-asian="normal" style:font-size-complex="16pt" style:font-weight-complex="normal"/>
    </style:style>
    <style:style style:name="P35" style:family="paragraph" style:parent-style-name="Text_20_body" style:list-style-name="L8">
      <style:text-properties style:font-name="Times New Roman" fo:font-size="18pt" fo:font-weight="bold" officeooo:paragraph-rsid="0014fa17" style:font-size-asian="18pt" style:font-weight-asian="bold" style:font-size-complex="18pt" style:font-weight-complex="bold"/>
    </style:style>
    <style:style style:name="P36" style:family="paragraph" style:parent-style-name="Text_20_body" style:list-style-name="L8">
      <style:text-properties officeooo:rsid="0014fa17" officeooo:paragraph-rsid="0014fa17"/>
    </style:style>
    <style:style style:name="P37" style:family="paragraph" style:parent-style-name="Text_20_body">
      <style:text-properties officeooo:rsid="0014fa17" officeooo:paragraph-rsid="0014fa17"/>
    </style:style>
    <style:style style:name="P38" style:family="paragraph" style:parent-style-name="Text_20_body">
      <style:text-properties style:font-name="Times New Roman" fo:font-size="18pt" fo:font-weight="bold" officeooo:rsid="0014fa17" officeooo:paragraph-rsid="0014fa17" style:font-size-asian="18pt" style:font-weight-asian="bold" style:font-size-complex="18pt" style:font-weight-complex="bold"/>
    </style:style>
    <style:style style:name="P39" style:family="paragraph" style:parent-style-name="Text_20_body">
      <style:text-properties style:font-name="Times New Roman" fo:font-size="18pt" fo:font-weight="bold" officeooo:rsid="0016a5f4" officeooo:paragraph-rsid="0016a5f4" style:font-size-asian="18pt" style:font-weight-asian="bold" style:font-size-complex="18pt" style:font-weight-complex="bold"/>
    </style:style>
    <style:style style:name="P40" style:family="paragraph" style:parent-style-name="Text_20_body">
      <style:text-properties style:font-name="Times New Roman" fo:font-size="16pt" fo:font-weight="normal" officeooo:rsid="0016a5f4" officeooo:paragraph-rsid="0016a5f4" style:font-size-asian="14pt" style:font-weight-asian="normal" style:font-size-complex="16pt" style:font-weight-complex="normal"/>
    </style:style>
    <style:style style:name="T1" style:family="text">
      <style:text-properties fo:font-variant="normal" fo:text-transform="none" fo:color="#1f2328" loext:opacity="100%" fo:letter-spacing="normal" fo:font-style="normal"/>
    </style:style>
    <style:style style:name="T2" style:family="text">
      <style:text-properties fo:font-variant="normal" fo:text-transform="none" fo:color="#1f2328" loext:opacity="100%" fo:letter-spacing="normal" fo:font-style="normal" style:text-underline-style="none"/>
    </style:style>
    <style:style style:name="T3" style:family="text">
      <style:text-properties fo:font-variant="normal" fo:text-transform="none" fo:color="#1f2328" loext:opacity="100%" fo:letter-spacing="normal" fo:font-style="normal" officeooo:rsid="0013d34f"/>
    </style:style>
    <style:style style:name="T4" style:family="text">
      <style:text-properties fo:font-variant="normal" fo:text-transform="none" fo:color="#1f2328" loext:opacity="100%" fo:font-size="18pt" fo:letter-spacing="normal" fo:font-style="normal" fo:font-weight="bold" style:font-size-asian="18pt" style:font-weight-asian="bold" style:font-size-complex="18pt" style:font-weight-complex="bold"/>
    </style:style>
    <style:style style:name="T5" style:family="text">
      <style:text-properties fo:font-variant="normal" fo:text-transform="none" fo:color="#1f2328" loext:opacity="100%" style:font-name="Times New Roman" fo:font-size="18pt" fo:letter-spacing="normal" fo:font-style="normal" fo:font-weight="bold" style:font-size-asian="18pt" style:font-weight-asian="bold" style:font-size-complex="18pt" style:font-weight-complex="bold"/>
    </style:style>
    <style:style style:name="T6" style:family="text">
      <style:text-properties officeooo:rsid="0013c09c"/>
    </style:style>
    <style:style style:name="T7" style:family="text">
      <style:text-properties style:font-name="Times New Roman" fo:font-size="16pt" fo:font-weight="normal" style:font-size-asian="14pt" style:font-weight-asian="normal" style:font-size-complex="16pt" style:font-weight-complex="normal"/>
    </style:style>
    <style:style style:name="T8" style:family="text">
      <style:text-properties style:font-name="Times New Roman" fo:font-size="18pt" fo:font-weight="bold" style:font-size-asian="18pt" style:font-weight-asian="bold" style:font-size-complex="18pt" style:font-weight-complex="bold"/>
    </style:style>
    <style:style style:name="T9" style:family="text">
      <style:text-properties style:font-name="Times New Roman" fo:font-size="18pt" fo:font-weight="bold" officeooo:rsid="0013d34f" style:font-size-asian="18pt" style:font-weight-asian="bold" style:font-size-complex="18pt" style:font-weight-complex="bold"/>
    </style:style>
    <style:style style:name="T10" style:family="text">
      <style:text-properties style:text-underline-style="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OOP <text:s/>ASSIGNMENT</text:p>
      <text:p text:style-name="P1"/>
      <text:p text:style-name="P2"><text:span text:style-name="T1">Q1. What is the purpose of Python's OOP?</text:span> </text:p>
      <text:p text:style-name="P10">Ans: In Python Object Oriented Programming is used to design programs using classes and objects. The OOP focuses on writing a reusable code by creating objects and defining a class. The program is divided into self contained objects or several mini programs. It is considered to be more secure and is easier to work with larger programs. </text:p>
      <text:p text:style-name="P10"/>
      <text:p text:style-name="P2"><text:span text:style-name="T1">Q2. Where does an inheritance search look for an attribute?</text:span> </text:p>
      <text:p text:style-name="P10">Ans: An inheritance search look for an attribute firstly in the instance objects, then in the class instance was created from, then in all higher superclasses processing from left to right by default.</text:p>
      <text:p text:style-name="P10"/>
      <text:p text:style-name="P2"><text:span text:style-name="T1">Q3. How do you distinguish between a class object and an instance object?</text:span> </text:p>
      <text:p text:style-name="P10">Ans: The difference between a class object and an instance object is :</text:p>
      <text:list text:style-name="L1">
        <text:list-item>
          <text:p text:style-name="P26">A class is a template for creating objects in a program, whereas object is an instance of a class.</text:p>
        </text:list-item>
        <text:list-item>
          <text:p text:style-name="P26">A class is a logical entity, while object is a physical entity.</text:p>
        </text:list-item>
        <text:list-item>
          <text:p text:style-name="P26">A class does not allocates memory space, whereas object allocates some memory space.</text:p>
        </text:list-item>
        <text:list-item>
          <text:p text:style-name="P26">Class can be declared only once, but object can be created more than once using a class.</text:p>
        </text:list-item>
        <text:list-item>
          <text:p text:style-name="P26">Classes can not be manipulated, while objects can be manipulated.</text:p>
        </text:list-item>
        <text:list-item>
          <text:p text:style-name="P26">Class does not have any value, but objects have value of their own.</text:p>
        </text:list-item>
      </text:list>
      <text:p text:style-name="P10"/>
      <text:p text:style-name="P2"><text:span text:style-name="T1">Q4. What makes the first argument in a class’s method function special?</text:span> </text:p>
      <text:p text:style-name="P10">Ans: The first argument in a class’s method function is “self” . Self represent the instance of the class. It binds the attributes with the given arguments. In the first argument the calling process is automatic but the receiving process is not.</text:p>
      <text:p text:style-name="P2"/>
      <text:p text:style-name="P2"><text:span text:style-name="T1">Q5. What is the purpose of the init method?</text:span> </text:p>
      <text:p text:style-name="P10">Ans: The init method is a reserved method in python class. It is called as constructor in OOP. This method is called when an object is created from a class and it allows the class to initialise the attributes of the class.</text:p>
      <text:p text:style-name="P2"><text:soft-page-break/><text:span text:style-name="T1">Q6. What is the process for creating a class instance?</text:span> </text:p>
      <text:p text:style-name="P11">Ans: The class instance can be created by calling the “class” using a class name and pass the arguments using __init__ method.</text:p>
      <text:p text:style-name="P11"/>
      <text:p text:style-name="P3"><text:span text:style-name="T1">Q7. What is the process for creating a class?</text:span> </text:p>
      <text:p text:style-name="P11">Ans: A class is like a blueprint that keeps different types of items under one roof.</text:p>
      <text:p text:style-name="P11"><text:s/>A class can be created in python by:</text:p>
      <text:list text:style-name="L2">
        <text:list-item>
          <text:p text:style-name="P27">Using the “class” keyword.</text:p>
        </text:list-item>
        <text:list-item>
          <text:p text:style-name="P27">A colon (:) is used after the class name.</text:p>
        </text:list-item>
        <text:list-item>
          <text:p text:style-name="P27">A class is made up of attributes and methods.</text:p>
        </text:list-item>
        <text:list-item>
          <text:p text:style-name="P27">Attributes that apply to the whole class are defined first and called “class attributes”.</text:p>
        </text:list-item>
        <text:list-item>
          <text:p text:style-name="P27">Attributes can be accessed using a dot(.).</text:p>
        </text:list-item>
      </text:list>
      <text:p text:style-name="P16">The Self parameter:</text:p>
      <text:p text:style-name="P11">It refers to the current instance of class and accesses the class variables.</text:p>
      <text:p text:style-name="P16">Creating Objects:</text:p>
      <text:p text:style-name="P11">An object is the instance of the class.</text:p>
      <text:p text:style-name="P11"/>
      <text:p text:style-name="P3"><text:span text:style-name="T1">Q8. How would you define the superclasses of a class?</text:span> </text:p>
      <text:p text:style-name="P11">Ans: The class from which a class inherits is called as parent class or superclass in OOP and a class which inherits from a superclass is known as a subclass.</text:p>
      <text:p text:style-name="P11"/>
      <text:p text:style-name="P3"><text:span text:style-name="T1">Q9. What is the relationship between classes and modules?</text:span> </text:p>
      <text:p text:style-name="P11">Ans: A module in python is simply a way to organise the code and it can contain either classes or functions. We can import these functions and classes in case we need them in our programme.</text:p>
      <text:p text:style-name="P11"/>
      <text:p text:style-name="P17"><text:span text:style-name="T1">Q10. How do you make instances and classes?</text:span> </text:p>
      <text:p text:style-name="P15">Ans: A class is a blueprint that defines a set of attributes that characterizes any object of the class whereas, an instance is an individual object of a certain class.</text:p>
      <text:list text:style-name="L3">
        <text:list-item>
          <text:p text:style-name="P31">A class in python can be created by using the “class” keyword followed by the class name. </text:p>
          <text:p text:style-name="P31">Eg: class class_name:</text:p>
          <text:p text:style-name="P31"><text:s text:c="9"/>statements</text:p>
        </text:list-item>
        <text:list-item>
          <text:p text:style-name="P31"><text:soft-page-break/>To create an instance in python we can use “def” keyword to define an instance method using “self” as the first parameter within the instance method.</text:p>
        </text:list-item>
      </text:list>
      <text:p text:style-name="P15"/>
      <text:p text:style-name="P3"><text:span text:style-name="T1">Q11. Where and how should be class attributes created?</text:span> </text:p>
      <text:p text:style-name="P11">Ans: A class attribute is shared by all the instances of the class. To define a class attribute we should place it outside the __init__() method. </text:p>
      <text:p text:style-name="P11">The values of the class attributes can be accessed by using class_name.class_attribute or object_name.class_attribute. </text:p>
      <text:p text:style-name="P11"/>
      <text:p text:style-name="P3"><text:span text:style-name="T1">Q12. Where and how are instance attributes created?</text:span> </text:p>
      <text:p text:style-name="P12">Ans: Instance attributes are created and defined in the __init__ function. To add instance attributes to our class we have to create a class and assign a name to it and add some instance attributes inside the constructor method.</text:p>
      <text:p text:style-name="P12"/>
      <text:p text:style-name="P12"><text:span text:style-name="T4">Q13. What does the term "self" in a Python class mean?</text:span> </text:p>
      <text:p text:style-name="P12">Ans: “self” represents the instance of class. It allows a user to access variables, attributes, and methods of a defined class in a program.</text:p>
      <text:p text:style-name="P12">It binds the attributes with given arguments.</text:p>
      <text:p text:style-name="P12"/>
      <text:p text:style-name="P4"><text:span text:style-name="T1">Q14. How does a Python class handle operator overloading?</text:span> </text:p>
      <text:p text:style-name="P12">Ans: To handle the concept of operator overloading, python provides some special function that is automatically invoked when it is associated with that particular operator.</text:p>
      <text:p text:style-name="P12">Eg: when we use + operator, the magic method __add__ is automatically invoked in which operation for + operator is defined.</text:p>
      <text:p text:style-name="P12"/>
      <text:p text:style-name="P4"><text:span text:style-name="T1">Q15. When do you consider allowing operator overloading of your classes?</text:span> </text:p>
      <text:p text:style-name="P12">Ans: Operator overloading means giving extended meaning beyond their predefined operational meaning. We consider allowing operator overloading when some built in operator or function shows different behaviour for objects of different classes.</text:p>
      <text:p text:style-name="P12"/>
      <text:p text:style-name="P12"/>
      <text:p text:style-name="P12"/>
      <text:p text:style-name="P12"/>
      <text:p text:style-name="P4"><text:soft-page-break/><text:span text:style-name="T1">Q16. What is the most popular form of operator overloading?</text:span> </text:p>
      <text:p text:style-name="P12">Ans: <text:span text:style-name="T6">The most popular form of operator overloading is the ‘+’ operator where it can be used for the usual addition and also for combining two different strings.</text:span></text:p>
      <text:p text:style-name="P12"/>
      <text:p text:style-name="P4"><text:span text:style-name="T1">Q17. What are the two most important concepts to grasp in order to comprehend Python OOP code?</text:span> </text:p>
      <text:p text:style-name="P13">Ans: The “inheritance” and “polymorphism” are the most important and fundamental concepts to grasp and in order to comprehend Python OOP code.</text:p>
      <text:p text:style-name="P13"/>
      <text:p text:style-name="P5"><text:span text:style-name="T1">Q18. Describe three applications for exception processing.</text:span> </text:p>
      <text:p text:style-name="P13">Ans: The three applications for exception processing are as follows:</text:p>
      <text:list xml:id="list2857424933" text:style-name="L4">
        <text:list-item>
          <text:p text:style-name="P28">try block:</text:p>
          <text:p text:style-name="P28">It contains the code to be monitored for the exceptions.</text:p>
        </text:list-item>
        <text:list-item>
          <text:p text:style-name="P28">Except block:</text:p>
          <text:p text:style-name="P28">It contains what to be done if a specific exception occurs. If no exception occurs then this section is skipped and try-except statement is concluded.</text:p>
        </text:list-item>
        <text:list-item>
          <text:p text:style-name="P28">Try-except block:</text:p>
          <text:p text:style-name="P28">they may have more than one except block to handle several different type of exceptions.</text:p>
        </text:list-item>
      </text:list>
      <text:p text:style-name="P13"/>
      <text:p text:style-name="P20">Q19. What happens if you don't do something extra to treat an exception?</text:p>
      <text:p text:style-name="P22">Ans: When an exception occurs and if we don’t do something extra to handle it, then the program will terminate abruptly and the code past the line that generated the exception will not be executed.</text:p>
      <text:p text:style-name="P22"/>
      <text:p text:style-name="P20">Q20. What are your options for recovering from an exception in your script? </text:p>
      <text:p text:style-name="P22">Ans: The options for recovering from an exception are:</text:p>
      <text:list xml:id="list221331228949944" text:continue-numbering="true" text:style-name="L4">
        <text:list-item>
          <text:p text:style-name="P28">try block:</text:p>
          <text:p text:style-name="P28">It contains the code to be monitored for the exceptions.</text:p>
        </text:list-item>
        <text:list-item>
          <text:p text:style-name="P28">Except block:</text:p>
          <text:p text:style-name="P28"><text:soft-page-break/>It contains what to be done if a specific exception occurs. If no exception occurs then this section is skipped and try-except statement is concluded.</text:p>
        </text:list-item>
        <text:list-item>
          <text:p text:style-name="P28">Try-except block:</text:p>
          <text:p text:style-name="P28">they may have more than one except block to handle several different type of exceptions.</text:p>
        </text:list-item>
      </text:list>
      <text:p text:style-name="P13"/>
      <text:p text:style-name="P5"><text:span text:style-name="T1">Q21. Describe two methods for triggering exceptions in your script.</text:span> </text:p>
      <text:p text:style-name="P14">Ans: The two methods for triggering exceptions in our script are:</text:p>
      <text:list text:style-name="L5">
        <text:list-item>
          <text:p text:style-name="P29">Try:</text:p>
          <text:p text:style-name="P29">This method catch the exception raised by program.</text:p>
        </text:list-item>
        <text:list-item>
          <text:p text:style-name="P29">Raise:</text:p>
          <text:p text:style-name="P29">It triggers an exception manually using custom exceptions.</text:p>
        </text:list-item>
      </text:list>
      <text:p text:style-name="P14"/>
      <text:p text:style-name="P6"><text:span text:style-name="T1">Q22. Identify two methods for specifying actions to be executed at termination time, regardless of whether or not an exception exists.</text:span> </text:p>
      <text:p text:style-name="P14">Ans: The methods for specifying actions to be executed at termination time, regardless of whether or not an exception exists are as follows:</text:p>
      <text:list text:style-name="L6">
        <text:list-item>
          <text:p text:style-name="P30">Try block:</text:p>
          <text:p text:style-name="P30">It contains one or more statements which are likely to encounter an exception. If the statement in this block is executed without an exception, the subsequent except block is skipped.</text:p>
        </text:list-item>
        <text:list-item>
          <text:p text:style-name="P30">Except block:</text:p>
          <text:p text:style-name="P30">The statement in the except block are meant to handle the cause of exception appropriately.</text:p>
        </text:list-item>
      </text:list>
      <text:p text:style-name="P24"/>
      <text:p text:style-name="P7"><text:span text:style-name="T2">Q23. What is the purpose of the try statement?</text:span><text:span text:style-name="T10"> </text:span></text:p>
      <text:p text:style-name="P18">Ans: The try statement is used to catch and handle the exceptions. It allows the program to take alternative action in case of occurrence of error. </text:p>
      <text:p text:style-name="P8"/>
      <text:p text:style-name="P8"/>
      <text:p text:style-name="P8"/>
      <text:p text:style-name="P8"/>
      <text:p text:style-name="P8"><text:soft-page-break/><text:span text:style-name="T3">Q24. What are the two most popular try statement variations?</text:span></text:p>
      <text:p text:style-name="P23">Ans: The two most popular try statement variations are:</text:p>
      <text:list text:style-name="L7">
        <text:list-item>
          <text:p text:style-name="P32">Try/ Except/ Else:</text:p>
          <text:p text:style-name="P32">When attaching else statement to the end of any try/ except, this code will be executed after the try has been completed, but only if no exception occurs.</text:p>
        </text:list-item>
        <text:list-item>
          <text:p text:style-name="P32">Try/ Except/ Finally:</text:p>
          <text:p text:style-name="P32">When attaching a finally statement to the end of try/ except, this code will be executed after the try has been completed, regardless of exceptions.</text:p>
        </text:list-item>
      </text:list>
      <text:p text:style-name="P19"/>
      <text:p text:style-name="P21">Q25. What is the purpose of the raise statement? </text:p>
      <text:p text:style-name="P23">Ans: The “raise” keyword is used to raise exceptions or errors. The raise keyword raises an error and stops the control flow of program. It is used to bring up the current exception in an exception handler so that it can be handled further up the call stack.</text:p>
      <text:p text:style-name="P18"/>
      <text:p text:style-name="P21">Q26. What does the assert statement do, and what other statement is it like? </text:p>
      <text:p text:style-name="P23">Ans: The “assert” statement allows a programmer to write the sanity checks in our code. These checks are known as assertions, and we can use them to test if certain assumptions remain true while the development of code.</text:p>
      <text:p text:style-name="P9"/>
      <text:p text:style-name="P21">Q27. What is the purpose of the with/as argument, and what other statement is it like? </text:p>
      <text:p text:style-name="P23">Ans: The with statement in Python is used for resource management and exception handling, to make code more cleaner and much more readable. It simplifies the management of common resources like file streams. </text:p>
      <text:p text:style-name="P25"><text:soft-page-break/><text:span text:style-name="T9"><text:s/></text:span><text:span text:style-name="T5">Q28. What are *args, **kwargs?</text:span><text:span text:style-name="T8"> </text:span></text:p>
      <text:p text:style-name="P33">Ans: In Python, we can pass a variable number of arguments to a function using special symbols:</text:p>
      <text:list xml:id="list87704938" text:style-name="L8">
        <text:list-item>
          <text:p text:style-name="P34">*args (Non-keyword arguments):</text:p>
          <text:p text:style-name="P36"><text:span text:style-name="T7">It is used to pass a variable number of arguments to a function. It is used to pass a non key worded, variable length argument list. It allows to take more arguments than the number of formal arguments. With *args any number of extra arguments can be tacked on to our current formal parameter. The variable that we use with * becomes iterable.</text:span></text:p>
        </text:list-item>
        <text:list-item>
          <text:p text:style-name="P34">**kwargs (Keyword arguments):</text:p>
          <text:p text:style-name="P34">**kwargs is used to pass a key worded, variable length argument list passed by the function call. A key worded argument is where we provide a name to the variable as we pass it to the function. </text:p>
        </text:list-item>
      </text:list>
      <text:p text:style-name="P37"/>
      <text:p text:style-name="P38"><text:span text:style-name="T1">Q29. How can I pass optional or keyword parameters from one function to another?</text:span> <text:span text:style-name="T7"/></text:p>
      <text:p text:style-name="P40">Ans: To pass optional or keyword parameters from one function to another, we should collect the arguments using * and ** specifiers in the function’s parameter list. <text:span text:style-name="T7"/></text:p>
      <text:p text:style-name="P40"/>
      <text:p text:style-name="P39"><text:span text:style-name="T1">Q30. What are Lambda Functions?</text:span> <text:span text:style-name="T7"/></text:p>
      <text:p text:style-name="P40">Ans: A lambda function is an anonymous function i.e., defined without a name that can take any number of arguments, but unlike normal functions evaluates and returns only one expression. Usually, we pass a lambda function as an argument to a higher order function.<text:span text:style-name="T7"/></text:p>
      <text:p text:style-name="P40"/>
      <text:p text:style-name="P40"/>
      <text:p text:style-name="P40"/>
      <text:p text:style-name="P39"><text:soft-page-break/><text:span text:style-name="T1">Q31. Explain Inheritance in Python with an example?</text:span> <text:span text:style-name="T7"/></text:p>
      <text:p text:style-name="P40">Ans: Inheritance is defined as the classes that inherit from other classes as derived, subclass, or sub type classes. Base class remains to be the source from which a subclass inherits. <text:span text:style-name="T7"/></text:p>
      <text:p text:style-name="P40">e.g: we have a base class of “Animal” and “Lion” is a derived or a subclass. The inheritance will be Lion is an animal.<text:span text:style-name="T7"/></text:p>
      <text:p text:style-name="P40"/>
      <text:p text:style-name="P39"><text:span text:style-name="T1">Q33. Which methods/functions do we use to determine the type of instance and inheritance?</text:span> <text:span text:style-name="T7"/></text:p>
      <text:p text:style-name="P40">Ans: To determine the type of instance and inheritance we can use “isinstance()” function and determine whether an object / variable is an instance of the specified type or class such as int or list. In case of inheritance, we can check if the specified class is parent class of an object.<text:span text:style-name="T7"/></text:p>
      <text:p text:style-name="P40"/>
      <text:p text:style-name="P39"><text:span text:style-name="T1">Q34.Explain the use of the 'non-local' keyword in Python.</text:span> <text:span text:style-name="T7"/></text:p>
      <text:p text:style-name="P40">Ans: The ‘non-local’ keyword in Python is used to work with variables inside nested functions, where the variable should not belong to the inner function. It is used to declare that the variable is non-local.<text:span text:style-name="T7"/></text:p>
      <text:p text:style-name="P40"/>
      <text:p text:style-name="P39"><text:span text:style-name="T1">Q35. What is the global keyword?</text:span> <text:span text:style-name="T7"/></text:p>
      <text:p text:style-name="P40">Ans: The global keyword allows us to change a variable value outside of its current scope. It is used to make changes to a global variable from a local location. The global keyword is only required for altering the variable value and not for publishing or accessing it.<text:span text:style-name="T7"/></text:p>
      <text:p text:style-name="P40"/>
      <text:p text:style-name="P40"/>
      <text:p text:style-name="P38"/>
      <text:p text:style-name="P37"/>
      <text:list xml:id="list221331359301052" text:continue-numbering="true" text:style-name="L8">
        <text:list-header>
          <text:p text:style-name="P35"><text:soft-page-break/><text:line-break/></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30T18:00:09.218000000</meta:creation-date>
    <dc:date>2023-04-10T22:13:29.496000000</dc:date>
    <meta:editing-duration>PT4H13M</meta:editing-duration>
    <meta:editing-cycles>7</meta:editing-cycles>
    <meta:generator>LibreOffice/7.5.0.3$Windows_X86_64 LibreOffice_project/c21113d003cd3efa8c53188764377a8272d9d6de</meta:generator>
    <meta:document-statistic meta:table-count="0" meta:image-count="0" meta:object-count="0" meta:page-count="9" meta:paragraph-count="122" meta:word-count="2034" meta:character-count="11692" meta:non-whitespace-character-count="9768"/>
  </office:meta>
</office:document-meta>
</file>